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an Francisco', 'Helvetica Neue', Helvetica, Ubuntu, Roboto, Noto, 'Segoe UI', Arial, sans-serif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db3c6" officeooo:paragraph-rsid="001db3c6"/>
    </style:style>
    <style:style style:name="P3" style:family="paragraph" style:parent-style-name="Standard" style:list-style-name="L1">
      <style:text-properties officeooo:rsid="001e2264" officeooo:paragraph-rsid="001e2264"/>
    </style:style>
    <style:style style:name="P4" style:family="paragraph" style:parent-style-name="Standard" style:list-style-name="L1">
      <style:text-properties officeooo:rsid="001ebe82" officeooo:paragraph-rsid="001ebe82"/>
    </style:style>
    <style:style style:name="P5" style:family="paragraph" style:parent-style-name="Standard" style:list-style-name="L1">
      <style:text-properties officeooo:rsid="001f746d" officeooo:paragraph-rsid="001f746d"/>
    </style:style>
    <style:style style:name="P6" style:family="paragraph" style:parent-style-name="Standard" style:list-style-name="L1">
      <style:text-properties officeooo:rsid="001f8229" officeooo:paragraph-rsid="001f8229"/>
    </style:style>
    <style:style style:name="P7" style:family="paragraph" style:parent-style-name="Standard" style:list-style-name="L1">
      <style:text-properties officeooo:rsid="001fdd7b" officeooo:paragraph-rsid="001fdd7b"/>
    </style:style>
    <style:style style:name="P8" style:family="paragraph" style:parent-style-name="Standard" style:list-style-name="L1">
      <style:text-properties officeooo:rsid="002137e9" officeooo:paragraph-rsid="002137e9"/>
    </style:style>
    <style:style style:name="P9" style:family="paragraph" style:parent-style-name="Standard" style:list-style-name="L1">
      <style:text-properties officeooo:rsid="002190e3" officeooo:paragraph-rsid="002190e3"/>
    </style:style>
    <style:style style:name="T1" style:family="text">
      <style:text-properties fo:font-variant="normal" fo:text-transform="none" fo:color="#111111" loext:opacity="100%" style:font-name="apple-system" fo:font-size="4.90000009536743pt" fo:letter-spacing="normal" fo:font-style="normal" fo:font-weight="normal"/>
    </style:style>
    <style:style style:name="T2" style:family="text">
      <style:text-properties fo:font-variant="normal" fo:text-transform="none" fo:color="#111111" loext:opacity="100%" fo:letter-spacing="normal"/>
    </style:style>
    <style:style style:name="T3" style:family="text">
      <style:text-properties fo:font-variant="normal" fo:text-transform="none" fo:color="#767676" loext:opacity="100%" style:font-name="apple-system" fo:font-size="4.90000009536743pt" fo:letter-spacing="normal" fo:font-style="normal" fo:font-weight="normal" fo:background-color="#f5f5f5" loext:char-shading-value="0"/>
    </style:style>
    <style:style style:name="T4" style:family="text">
      <style:text-properties officeooo:rsid="001f746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4886654" text:style-name="L1">
        <text:list-item>
          <text:p text:style-name="P1"><text:span text:style-name="T1">Photo by </text:span><text:a xlink:type="simple" xlink:href="https://unsplash.com/@noitadigital?utm_source=unsplash&amp;utm_medium=referral&amp;utm_content=creditCopyText" text:style-name="Internet_20_link" text:visited-style-name="Visited_20_Internet_20_Link"><text:span text:style-name="T3">Noita Digital</text:span></text:a><text:span text:style-name="T2"> </text:span><text:span text:style-name="T1">on </text:span><text:a xlink:type="simple" xlink:href="https://unsplash.com/s/photos/dark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2">Grey chalkboard image</text:p>
        </text:list-item>
        <text:list-item>
          <text:p text:style-name="P2"><text:span text:style-name="T1">Photo by </text:span><text:a xlink:type="simple" xlink:href="https://unsplash.com/@benofthenorth?utm_source=unsplash&amp;utm_medium=referral&amp;utm_content=creditCopyText" text:style-name="Internet_20_link" text:visited-style-name="Visited_20_Internet_20_Link"><text:span text:style-name="T3">Ben Griffiths</text:span></text:a><text:span text:style-name="T2"> </text:span><text:span text:style-name="T1">on </text:span><text:a xlink:type="simple" xlink:href="https://unsplash.com/s/photos/dark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3">camping in the woods with fire</text:p>
        </text:list-item>
        <text:list-item>
          <text:p text:style-name="P3"><text:span text:style-name="T1">Photo by </text:span><text:a xlink:type="simple" xlink:href="https://unsplash.com/@laup?utm_source=unsplash&amp;utm_medium=referral&amp;utm_content=creditCopyText" text:style-name="Internet_20_link" text:visited-style-name="Visited_20_Internet_20_Link"><text:span text:style-name="T3">Paul Volkmer</text:span></text:a><text:span text:style-name="T2"> </text:span><text:span text:style-name="T1">on </text:span><text:a xlink:type="simple" xlink:href="https://unsplash.com/s/photos/dark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4">stars <text:span text:style-name="T4">(blue)</text:span></text:p>
        </text:list-item>
        <text:list-item>
          <text:p text:style-name="P3"><text:span text:style-name="T1">Photo by </text:span><text:a xlink:type="simple" xlink:href="https://unsplash.com/@bubo?utm_source=unsplash&amp;utm_medium=referral&amp;utm_content=creditCopyText" text:style-name="Internet_20_link" text:visited-style-name="Visited_20_Internet_20_Link"><text:span text:style-name="T3">Lubo Minar</text:span></text:a><text:span text:style-name="T2"> </text:span><text:span text:style-name="T1">on </text:span><text:a xlink:type="simple" xlink:href="https://unsplash.com/s/photos/dark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5">dark stars (black)</text:p>
        </text:list-item>
        <text:list-item>
          <text:p text:style-name="P3"><text:span text:style-name="T1">Photo by </text:span><text:a xlink:type="simple" xlink:href="https://unsplash.com/@fandyus?utm_source=unsplash&amp;utm_medium=referral&amp;utm_content=creditCopyText" text:style-name="Internet_20_link" text:visited-style-name="Visited_20_Internet_20_Link"><text:span text:style-name="T3">František G.</text:span></text:a><text:span text:style-name="T2"> </text:span><text:span text:style-name="T1">on </text:span><text:a xlink:type="simple" xlink:href="https://unsplash.com/s/photos/dark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6">Grey/Black stucko</text:p>
        </text:list-item>
        <text:list-item>
          <text:p text:style-name="P3"><text:span text:style-name="T1">Photo by </text:span><text:a xlink:type="simple" xlink:href="https://unsplash.com/@mockaroon?utm_source=unsplash&amp;utm_medium=referral&amp;utm_content=creditCopyText" text:style-name="Internet_20_link" text:visited-style-name="Visited_20_Internet_20_Link"><text:span text:style-name="T3">Mockaroon</text:span></text:a><text:span text:style-name="T2"> </text:span><text:span text:style-name="T1">on </text:span><text:a xlink:type="simple" xlink:href="https://unsplash.com/s/photos/grey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7">Grey marble (whitish)</text:p>
        </text:list-item>
        <text:list-item>
          <text:p text:style-name="P7"><text:span text:style-name="T1">Photo by </text:span><text:a xlink:type="simple" xlink:href="https://unsplash.com/@anniespratt?utm_source=unsplash&amp;utm_medium=referral&amp;utm_content=creditCopyText" text:style-name="Internet_20_link" text:visited-style-name="Visited_20_Internet_20_Link"><text:span text:style-name="T3">Annie Spratt</text:span></text:a><text:span text:style-name="T2"> </text:span><text:span text:style-name="T1">on </text:span><text:a xlink:type="simple" xlink:href="https://unsplash.com/s/photos/grey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7">Very dark grey, blackish</text:p>
        </text:list-item>
        <text:list-item>
          <text:p text:style-name="P7"><text:span text:style-name="T1">Photo by </text:span><text:a xlink:type="simple" xlink:href="https://unsplash.com/@kuponokuwamura?utm_source=unsplash&amp;utm_medium=referral&amp;utm_content=creditCopyText" text:style-name="Internet_20_link" text:visited-style-name="Visited_20_Internet_20_Link"><text:span text:style-name="T3">Kupono Kuwamura</text:span></text:a><text:span text:style-name="T2"> </text:span><text:span text:style-name="T1">on </text:span><text:a xlink:type="simple" xlink:href="https://unsplash.com/s/photos/white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8">White Brick</text:p>
        </text:list-item>
        <text:list-item>
          <text:p text:style-name="P8"><text:span text:style-name="T1">Photo by </text:span><text:a xlink:type="simple" xlink:href="https://unsplash.com/@fakurian?utm_source=unsplash&amp;utm_medium=referral&amp;utm_content=creditCopyText" text:style-name="Internet_20_link" text:visited-style-name="Visited_20_Internet_20_Link"><text:span text:style-name="T3">Milad Fakurian</text:span></text:a><text:span text:style-name="T2"> </text:span><text:span text:style-name="T1">on </text:span><text:a xlink:type="simple" xlink:href="https://unsplash.com/s/photos/white-background?utm_source=unsplash&amp;utm_medium=referral&amp;utm_content=creditCopyText" text:style-name="Internet_20_link" text:visited-style-name="Visited_20_Internet_20_Link"><text:span text:style-name="T3">Unsplash</text:span></text:a> </text:p>
          <text:p text:style-name="P9">White page with leaf shadow</text:p>
        </text:list-item>
        <text:list-item>
          <text:p text:style-name="P7">f</text:p>
        </text:list-item>
        <text:list-item>
          <text:p text:style-name="P7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an Francisco', 'Helvetica Neue', Helvetica, Ubuntu, Roboto, Noto, 'Segoe UI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7:26:29.856000000</dc:date>
    <meta:editing-duration>PT22M12S</meta:editing-duration>
    <meta:editing-cycles>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1" meta:word-count="96" meta:character-count="517" meta:non-whitespace-character-count="443"/>
  </office:meta>
</office:document-meta>
</file>